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table:style-name="Default" office:value-type="string" calcext:value-type="string">
            <text:p>29/10/20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spberry pi setup</text:p>
          </table:table-cell>
        </table:table-row>
        <table:table-row table:style-name="ro1">
          <table:table-cell table:style-name="Default"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table:style-name="Default"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table:style-name="Default"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table:style-name="Default"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table:style-name="Default"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table:style-name="Default"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table:style-name="Default"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table:style-name="Default"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  <table:table-row table:style-name="ro1">
          <table:table-cell table:style-name="Default" office:value-type="string" calcext:value-type="string">
            <text:p>27/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ing, UI</text:p>
          </table:table-cell>
        </table:table-row>
        <table:table-row table:style-name="ro1">
          <table:table-cell table:style-name="Default" office:value-type="string" calcext:value-type="string">
            <text:p>28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29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mands sending</text:p>
          </table:table-cell>
        </table:table-row>
        <table:table-row table:style-name="ro1">
          <table:table-cell table:style-name="Default" office:value-type="string" calcext:value-type="string">
            <text:p>30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31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 query time report</text:p>
          </table:table-cell>
        </table:table-row>
        <table:table-row table:style-name="ro1">
          <table:table-cell table:style-name="ce2" office:value-type="date" office:date-value="2019-02-02" calcext:value-type="date">
            <text:p>19/02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03" calcext:value-type="date">
            <text:p>2019-03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16" calcext:value-type="date">
            <text:p>2019-03-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ebugging. At least got the USB permissions working. CRC failures for mode and pigs</text:p>
          </table:table-cell>
        </table:table-row>
        <table:table-row table:style-name="ro1">
          <table:table-cell office:value-type="date" office:date-value="2019-03-21" calcext:value-type="date">
            <text:p>2019-03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 0.5, Flask 0.5</text:p>
          </table:table-cell>
        </table:table-row>
        <table:table-row table:style-name="ro1">
          <table:table-cell office:value-type="date" office:date-value="2019-03-28" calcext:value-type="date">
            <text:p>2019-03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k</text:p>
          </table:table-cell>
        </table:table-row>
        <table:table-row table:style-name="ro1">
          <table:table-cell office:value-type="date" office:date-value="2019-03-31" calcext:value-type="date">
            <text:p>2019-03-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e.js installation and fault find</text:p>
          </table:table-cell>
        </table:table-row>
        <table:table-row table:style-name="ro1">
          <table:table-cell office:value-type="date" office:date-value="2019-04-02" calcext:value-type="date">
            <text:p>2019-04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m, Node and Vue installation</text:p>
          </table:table-cell>
        </table:table-row>
        <table:table-row table:style-name="ro1">
          <table:table-cell office:value-type="date" office:date-value="2019-04-03" calcext:value-type="date">
            <text:p>2019-04-0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04-09" calcext:value-type="date">
            <text:p>2019-04-0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12-04" calcext:value-type="date">
            <text:p>2019-12-0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ostgres, Django, Remote.it</text:p>
          </table:table-cell>
        </table:table-row>
        <table:table-row table:style-name="ro1">
          <table:table-cell office:value-type="date" office:date-value="2019-12-05" calcext:value-type="date">
            <text:p>2019-12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ango DB config</text:p>
          </table:table-cell>
        </table:table-row>
        <table:table-row table:style-name="ro1">
          <table:table-cell office:value-type="date" office:date-value="2019-12-07" calcext:value-type="date">
            <text:p>2019-12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 upgrade</text:p>
          </table:table-cell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4 installation</text:p>
          </table:table-cell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Linux</text:p>
          </table:table-cell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Pi</text:p>
          </table:table-cell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Python VM: </text:span>Django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Grafana and InfluxDB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Redis and Celery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ogging, reboot of grafana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stallation on Pi4: project, Django, Influx, Grafana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llation on Pi4: Celery, Redis, all running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te.it, nginx and gunicorn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script as a service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ashboards, alerts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to restart, CRC error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ture data at The Block, re-format USB driver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3.7 install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ginx through Virtualbox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via nginx and upstream, adding error request to script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back to grid, fixed daily kWh graph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vert to a class, try to fix task scheduler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ZeroMQ instead of celery for comm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dated control page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ontrol and home page, start with static imag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ed static images, battery level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lux client, render data on pag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der data from DB, tried implementing auto-refresh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ying to get spinning Submit button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ying to disable Submit button after sending form (1.5), packaging everything (0.5)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ting everythin ready on Pi3 for oup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9">0000/00/00</text:date>, <text:time style:data-style-name="N2" text:time-value="22:04:28.610139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20-07-09T22:04:50.972239576</dc:date>
    <meta:editing-duration>P1DT34M57S</meta:editing-duration>
    <meta:editing-cycles>61</meta:editing-cycles>
    <meta:generator>LibreOffice/5.2.7.2$Linux_ARM_EABI LibreOffice_project/20m0$Build-2</meta:generator>
    <meta:document-statistic meta:table-count="1" meta:cell-count="189" meta:object-count="0"/>
  </office:meta>
</office:document-meta>
</file>